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7cm" fo:margin-left="0cm" fo:margin-right="0cm" table:align="margins" fo:keep-with-next="always"/>
    </style:style>
    <style:style style:name="tableau_5f_entete_5f_definition.A" style:display-name="tableau_entete_definition.A" style:family="table-column">
      <style:table-column-properties style:column-width="5.65cm" style:rel-column-width="21779*"/>
    </style:style>
    <style:style style:name="tableau_5f_entete_5f_definition.B" style:display-name="tableau_entete_definition.B" style:family="table-column">
      <style:table-column-properties style:column-width="2.431cm" style:rel-column-width="9369*"/>
    </style:style>
    <style:style style:name="tableau_5f_entete_5f_definition.C" style:display-name="tableau_entete_definition.C" style:family="table-column">
      <style:table-column-properties style:column-width="2.701cm" style:rel-column-width="10410*"/>
    </style:style>
    <style:style style:name="tableau_5f_entete_5f_definition.D" style:display-name="tableau_entete_definition.D" style:family="table-column">
      <style:table-column-properties style:column-width="3.23cm" style:rel-column-width="12450*"/>
    </style:style>
    <style:style style:name="tableau_5f_entete_5f_definition.E" style:display-name="tableau_entete_definition.E" style:family="table-column">
      <style:table-column-properties style:column-width="1.15cm" style:rel-column-width="4433*"/>
    </style:style>
    <style:style style:name="tableau_5f_entete_5f_definition.F" style:display-name="tableau_entete_definition.F" style:family="table-column">
      <style:table-column-properties style:column-width="1.84cm" style:rel-column-width="7094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7cm" fo:margin-left="0cm" fo:margin-right="0cm" fo:margin-top="0cm" fo:margin-bottom="0cm" style:page-number="auto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5.662cm" style:rel-column-width="21826*"/>
    </style:style>
    <style:style style:name="tableau_5f_colonne_5f_definition.B" style:display-name="tableau_colonne_definition.B" style:family="table-column">
      <style:table-column-properties style:column-width="2.434cm" style:rel-column-width="9383*"/>
    </style:style>
    <style:style style:name="tableau_5f_colonne_5f_definition.C" style:display-name="tableau_colonne_definition.C" style:family="table-column">
      <style:table-column-properties style:column-width="2.699cm" style:rel-column-width="10403*"/>
    </style:style>
    <style:style style:name="tableau_5f_colonne_5f_definition.D" style:display-name="tableau_colonne_definition.D" style:family="table-column">
      <style:table-column-properties style:column-width="3.231cm" style:rel-column-width="12456*"/>
    </style:style>
    <style:style style:name="tableau_5f_colonne_5f_definition.E" style:display-name="tableau_colonne_definition.E" style:family="table-column">
      <style:table-column-properties style:column-width="1.154cm" style:rel-column-width="4446*"/>
    </style:style>
    <style:style style:name="tableau_5f_colonne_5f_definition.F" style:display-name="tableau_colonne_definition.F" style:family="table-column">
      <style:table-column-properties style:column-width="1.822cm" style:rel-column-width="7021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" fo:font-size="3pt" style:font-size-asian="3pt" style:font-size-complex="3pt"/>
    </style:style>
    <style:style style:name="P2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_20_left">
      <style:text-properties style:font-name="Arial"/>
    </style:style>
    <style:style style:name="P4" style:family="paragraph" style:parent-style-name="Table_20_Contents_20_left">
      <style:paragraph-properties style:line-height-at-least="0cm"/>
      <style:text-properties style:font-name="Arial" fo:font-size="2pt" style:font-size-asian="2pt" style:font-size-complex="2pt"/>
    </style:style>
    <style:style style:name="P5" style:family="paragraph" style:parent-style-name="Table_20_Contents_20_left">
      <style:paragraph-properties fo:margin-left="0cm" fo:margin-right="0cm" fo:line-height="100%" fo:text-indent="0cm" style:auto-text-indent="false"/>
      <style:text-properties style:font-name="Arial"/>
    </style:style>
    <style:style style:name="P6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Arial"/>
    </style:style>
    <style:style style:name="P7" style:family="paragraph" style:parent-style-name="Table_20_Contents_20_left">
      <style:paragraph-properties fo:margin-left="0cm" fo:margin-right="0cm" fo:line-height="100%" fo:text-indent="0cm" style:auto-text-indent="false">
        <style:tab-stops/>
      </style:paragraph-properties>
      <style:text-properties style:font-name="Arial"/>
    </style:style>
    <style:style style:name="P8" style:family="paragraph" style:parent-style-name="Table_20_Contents_20_left">
      <style:paragraph-properties fo:margin-left="0cm" fo:margin-right="0cm" style:line-height-at-least="0cm" fo:text-indent="0cm" style:auto-text-indent="false"/>
      <style:text-properties style:font-name="Arial"/>
    </style:style>
    <style:style style:name="P9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style:font-name="Arial" fo:font-size="4pt" style:font-size-asian="4pt" style:font-size-complex="4pt"/>
    </style:style>
    <style:style style:name="P10" style:family="paragraph" style:parent-style-name="Table_20_Contents_20_left">
      <style:paragraph-properties fo:margin-left="0cm" fo:margin-right="0cm" fo:margin-top="0cm" fo:margin-bottom="0.199cm" fo:line-height="100%" fo:text-indent="0cm" style:auto-text-indent="false" fo:background-color="transparent" style:shadow="none">
        <style:tab-stops/>
        <style:background-image/>
      </style:paragraph-properties>
      <style:text-properties style:font-name="Arial"/>
    </style:style>
    <style:style style:name="P11" style:family="paragraph" style:parent-style-name="Table_20_Contents_20_left">
      <style:paragraph-properties fo:margin-left="-0.101cm" fo:margin-right="-0.012cm" style:line-height-at-least="0cm" fo:text-align="start" style:justify-single-word="false" fo:text-indent="0cm" style:auto-text-indent="false">
        <style:tab-stops/>
      </style:paragraph-properties>
      <style:text-properties style:font-name="Arial" fo:font-size="4pt" style:font-size-asian="4pt" style:font-size-complex="4pt"/>
    </style:style>
    <style:style style:name="P12" style:family="paragraph" style:parent-style-name="Table_20_Contents_20_left">
      <style:paragraph-properties fo:margin-left="0.018cm" fo:margin-right="-0.012cm" style:line-height-at-least="0cm" fo:text-indent="-0.088cm" style:auto-text-indent="false">
        <style:tab-stops/>
      </style:paragraph-properties>
      <style:text-properties style:font-name="Arial" fo:font-size="4pt" style:font-size-asian="4pt" style:font-size-complex="4pt"/>
    </style:style>
    <style:style style:name="P13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style:font-name="Arial" fo:font-size="4pt" style:font-size-asian="4pt" style:font-size-complex="4pt"/>
    </style:style>
    <style:style style:name="P14" style:family="paragraph" style:parent-style-name="Table_20_Contents_20_left">
      <style:paragraph-properties style:line-height-at-least="0cm" fo:text-align="start" style:justify-single-word="false" style:shadow="none"/>
      <style:text-properties style:font-name="Arial" fo:font-size="2pt" style:font-size-asian="2pt" style:font-size-complex="2pt"/>
    </style:style>
    <style:style style:name="P15" style:family="paragraph" style:parent-style-name="Table_20_Contents_20_right">
      <style:text-properties style:font-name="Arial"/>
    </style:style>
    <style:style style:name="P16" style:family="paragraph" style:parent-style-name="Table_20_Contents_20_right">
      <style:paragraph-properties style:line-height-at-least="0cm"/>
      <style:text-properties style:font-name="Arial"/>
    </style:style>
    <style:style style:name="P17" style:family="paragraph" style:parent-style-name="Table_20_Contents_20_right">
      <style:paragraph-properties style:line-height-at-least="0cm"/>
      <style:text-properties style:font-name="Arial" fo:font-size="4pt" style:font-size-asian="4pt" style:font-size-complex="4pt"/>
    </style:style>
    <style:style style:name="P18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Arial"/>
    </style:style>
    <style:style style:name="P19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Arial"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row table:style-name="tableau_5f_entete_5f_definition.1">
          <table:table-cell table:style-name="tableau_5f_entete_5f_definition.A1" office:value-type="string">
            <text:p text:style-name="P3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P3">%=entete_naissance=%</text:p>
          </table:table-cell>
          <table:table-cell table:style-name="tableau_5f_entete_5f_definition.A1" office:value-type="string">
            <text:p text:style-name="P3">%=entete_echeance=%</text:p>
          </table:table-cell>
          <table:table-cell table:style-name="tableau_5f_entete_5f_definition.A1" office:value-type="string">
            <text:p text:style-name="P3">%=entete_motif=%</text:p>
          </table:table-cell>
          <table:table-cell table:style-name="tableau_5f_entete_5f_definition.A1" office:value-type="string">
            <text:p text:style-name="P2"/>
          </table:table-cell>
          <table:table-cell table:style-name="tableau_5f_entete_5f_definition.A1" office:value-type="string">
            <text:p text:style-name="P15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row table:style-name="tableau_5f_colonne_5f_definition.1">
          <table:table-cell table:style-name="tableau_5f_colonne_5f_definition.A1" office:value-type="string">
            <text:p text:style-name="P5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6">%=colonne_naissance=%</text:p>
          </table:table-cell>
          <table:table-cell table:style-name="tableau_5f_colonne_5f_definition.A1" office:value-type="string">
            <text:p text:style-name="P7">%=colonne_echeance=%</text:p>
          </table:table-cell>
          <table:table-cell table:style-name="tableau_5f_colonne_5f_definition.A1" office:value-type="string">
            <text:p text:style-name="P8">%=colonne_motif=%</text:p>
          </table:table-cell>
          <table:table-cell table:style-name="tableau_5f_colonne_5f_definition.A1" office:value-type="string">
            <text:p text:style-name="P16">%=colonne_code_monnaie=%</text:p>
          </table:table-cell>
          <table:table-cell table:style-name="tableau_5f_colonne_5f_definition.A1" office:value-type="string">
            <text:p text:style-name="P18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9">%{ligneVide}%#5#%=ligne_vide=%</text:p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12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7"/>
          </table:table-cell>
          <table:table-cell table:style-name="tableau_5f_colonne_5f_definition.A1" office:value-type="string">
            <text:p text:style-name="P19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10">%{droitBeneficiaire}%#4#%=droit_beneficiaire=%</text:p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16"/>
          </table:table-cell>
          <table:table-cell table:style-name="tableau_5f_colonne_5f_definition.A1" office:value-type="string">
            <text:p text:style-name="P1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09T14:50:53.43</dc:date>
    <meta:editing-cycles>147</meta:editing-cycles>
    <meta:editing-duration>PT8H51M16S</meta:editing-duration>
    <meta:document-statistic meta:table-count="2" meta:image-count="0" meta:object-count="0" meta:page-count="1" meta:paragraph-count="13" meta:word-count="13" meta:character-count="388"/>
    <meta:user-defined meta:name="Info 1"/>
    <meta:user-defined meta:name="Info 2"/>
    <meta:user-defined meta:name="Info 3"/>
    <meta:user-defined meta:name="Info 4"/>
  </office:meta>
</office:document-meta>
</file>